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it" fo:country="IT"/>
    </style:style>
    <style:style style:name="P2" style:family="paragraph" style:parent-style-name="SF-titolo">
      <style:paragraph-properties fo:margin-left="0mm" fo:margin-right="0mm" fo:text-indent="0mm" style:auto-text-indent="false">
        <style:tab-stops>
          <style:tab-stop style:position="22.23mm"/>
        </style:tab-stops>
      </style:paragraph-properties>
      <style:text-properties fo:language="it" fo:country="IT" officeooo:rsid="0024004a" officeooo:paragraph-rsid="0024004a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</style:style>
    <style:style style:name="T1" style:family="text">
      <style:text-properties officeooo:rsid="002505c0"/>
    </style:style>
    <style:style style:name="T2" style:family="text">
      <style:text-properties officeooo:rsid="0025125a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draw:stroke-dash="Dashed_20__28_var_29__20_5" svg:stroke-width="0.18mm" svg:stroke-color="#000000" svg:stroke-opacity="0%" draw:stroke-linejoin="round" draw:fill-color="#0000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0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0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4" drawooo:display="printer" svg:width="0mm" svg:height="0mm" svg:x="99.78mm" svg:y="159.16mm" svg:viewBox="0 0 0 0" draw:points="0,0">
        <text:p/>
      </draw:polygon>
      <draw:rect text:anchor-type="page" text:anchor-page-number="0" draw:z-index="1" draw:style-name="gr2" draw:text-style-name="P4" svg:width="21.17mm" svg:height="21.17mm" svg:x="94.49mm" svg:y="137.97mm">
        <text:p/>
      </draw:rect>
      <draw:rect text:anchor-type="page" text:anchor-page-number="0" draw:z-index="2" draw:style-name="gr2" draw:text-style-name="P4" svg:width="10.59mm" svg:height="10.59mm" svg:x="115.68mm" svg:y="148.57mm">
        <text:p/>
      </draw:rect>
      <draw:rect text:anchor-type="page" text:anchor-page-number="0" draw:z-index="3" draw:style-name="gr3" draw:text-style-name="P4" svg:width="7.06mm" svg:height="7.06mm" svg:x="117.42mm" svg:y="141.52mm">
        <text:p/>
      </draw:rect>
      <draw:circle text:anchor-type="page" text:anchor-page-number="0" draw:z-index="4" draw:style-name="gr3" draw:text-style-name="P4" svg:width="7.06mm" svg:height="7.06mm" svg:x="117.42mm" svg:y="155.63mm">
        <text:p/>
      </draw:circle>
      <draw:circle text:anchor-type="page" text:anchor-page-number="0" draw:z-index="5" draw:style-name="gr3" draw:text-style-name="P4" svg:width="7.06mm" svg:height="7.06mm" draw:transform="rotate (1.5707963267949) translate (96.2554166666667mm 162.683472222222mm)">
        <text:p/>
      </draw:circle>
      <text:section text:style-name="Sect1" text:name="TextSection">
        <text:p text:style-name="P3">FILLCOLOR “<text:span text:style-name="T2">red”</text:span> </text:p>
        <text:p text:style-name="Standard">SQUARE 60 </text:p>
        <text:p text:style-name="Standard">PENUP BACK 15 RIGHT 90 FORWARD 45 LEFT 90 PENDOWN </text:p>
        <text:p text:style-name="Standard">SQUARE 30 </text:p>
        <text:p text:style-name="Standard">PENUP FORWARD 25 PENDOWN </text:p>
        <text:p text:style-name="Standard">FILLCOLOR “<text:span text:style-name="T2">black”</text:span> </text:p>
        <text:p text:style-name="Standard">SQUARE 20 </text:p>
        <text:p text:style-name="Standard">PENUP BACK 40 PENDOWN </text:p>
        <text:p text:style-name="Standard">CIRCLE 20 </text:p>
        <text:p text:style-name="Standard">PENUP LEFT 90 FORWARD 60 PENDOWN </text:p>
        <text:p text:style-name="Standard">CIRCLE 20</text:p>
        <text:p text:style-name="Standard">HIDETUR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it" fo:country="IT" style:letter-kerning="true" style:font-name-asian="Droid Sans Fallback" style:font-size-asian="12pt" style:language-asian="zh" style:country-asian="CN" style:font-name-complex="Nimbus Roman No9 L1" style:font-size-complex="10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color="#000000" style:font-name="Nimbus Roman No9 L" fo:font-size="12pt" fo:language="it" fo:country="IT" style:letter-kerning="true" fo:background-color="#ffffff" style:font-name-asian="Droid Sans Fallback" style:font-size-asian="12pt" style:language-asian="zh" style:country-asian="CN" style:font-name-complex="Nimbus Roman No9 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2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mm" fo:margin-bottom="2.47mm" style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4.2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name-complex="Liberation Sans2" style:font-family-complex="'Liberation Sans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>
      <style:paragraph-properties fo:margin-top="3.5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Heading_20_3" style:display-name="Heading 3" style:family="paragraph" style:parent-style-name="Heading" style:default-outline-level="" style:class="text">
      <style:paragraph-properties fo:margin-top="2.47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name-complex="Liberation Sans2" style:font-family-complex="'Liberation Sans'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>
      <style:paragraph-properties fo:margin-top="7.76mm" fo:margin-bottom="1.06m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name-complex="Liberation Sans2" style:font-family-complex="'Liberation Sans'" style:font-family-generic-complex="system" style:font-pitch-complex="variable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Arrowhead_20_List" style:display-name="Arrowhea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lock_20_Text" style:display-name="Block Tex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ox_20_List" style:display-name="Box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ullet_20_List" style:display-name="Bulle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hapter_20_Heading" style:display-name="Chapter Heading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12.7mm" fo:margin-right="0mm" fo:text-indent="-7.62mm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25.4mm" fo:margin-right="0mm" fo:text-indent="-7.62m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38.1mm" fo:margin-right="0mm" fo:text-indent="-7.62m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50.8mm" fo:margin-right="0mm" fo:text-indent="-7.62mm" style:auto-text-indent="false"/>
    </style:style>
    <style:style style:name="Contents_20_Header" style:display-name="Contents Header" style:family="paragraph">
      <style:text-properties fo:color="#000000" style:font-name="Liberation Sans1" fo:font-family="'Liberation Sans'" style:font-family-generic="roman" style:font-pitch="variable" fo:font-size="16pt" fo:language="it" fo:country="IT" fo:background-color="#ffffff" style:font-name-asian="Droid Sans Fallback" style:font-family-asian="'Droid Sans Fallback'" style:font-family-generic-asian="system" style:font-pitch-asian="variable" style:font-size-asian="16pt" style:language-asian="zh" style:country-asian="CN" style:font-name-complex="Liberation Sans2" style:font-family-complex="'Liberation Sans'" style:font-family-generic-complex="system" style:font-pitch-complex="variable" style:font-size-complex="10pt" style:language-complex="hi" style:country-complex="IN"/>
    </style:style>
    <style:style style:name="Dashed_20_List" style:display-name="Dash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Diamond_20_List" style:display-name="Diamo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5.08mm" fo:margin-right="0mm" fo:text-indent="-5.08mm" style:auto-text-indent="false"/>
    </style:style>
    <style:style style:name="Endnote_20_Symbol" style:display-name="Endnote Symbol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5.98mm" fo:margin-right="0mm" fo:margin-top="0mm" fo:margin-bottom="0mm" style:contextual-spacing="false" fo:text-align="start" style:justify-single-word="false" fo:text-indent="-5.98m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and_20_List" style:display-name="Ha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Heart_20_List" style:display-name="Hear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Implies_20_List" style:display-name="Implies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Case_20_List" style:display-name="Lower Cas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Roman_20_List" style:display-name="Lower Roman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Numbered_20_Heading_20_1" style:display-name="Numbered Heading 1" style:family="paragraph" style:parent-style-name="Heading_20_1" style:default-outline-level="">
      <style:paragraph-properties fo:margin-left="0mm" fo:margin-right="0mm" fo:text-indent="0mm" style:auto-text-indent="false"/>
    </style:style>
    <style:style style:name="Numbered_20_Heading_20_2" style:display-name="Numbered Heading 2" style:family="paragraph" style:parent-style-name="Heading_20_2" style:default-outline-level="">
      <style:paragraph-properties fo:margin-left="0mm" fo:margin-right="0mm" fo:text-indent="0mm" style:auto-text-indent="false"/>
    </style:style>
    <style:style style:name="Numbered_20_Heading_20_3" style:display-name="Numbered Heading 3" style:family="paragraph" style:parent-style-name="Heading_20_3" style:default-outline-level="">
      <style:paragraph-properties fo:margin-left="0mm" fo:margin-right="0mm" fo:text-indent="0mm" style:auto-text-indent="false"/>
    </style:style>
    <style:style style:name="Numbered_20_List" style:display-name="Number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Plain_20_Text" style:display-name="Plain Text" style:family="paragraph">
      <style:text-properties fo:color="#000000" style:font-name="Courier New" fo:font-family="'Courier New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10mm" fo:margin-right="10mm" fo:margin-top="0mm" fo:margin-bottom="4.99mm" style:contextual-spacing="false" fo:text-align="start" style:justify-single-word="false" fo:text-indent="0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autore" style:family="paragraph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paragrafo" style:family="paragraph" style:parent-style-name="Standard" style:default-outline-level="">
      <style:paragraph-properties fo:margin-left="0mm" fo:margin-right="0mm" fo:margin-top="0mm" fo:margin-bottom="0mm" style:contextual-spacing="false" fo:text-align="start" style:justify-single-word="false" fo:text-indent="5.08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titolo" style:family="paragraph">
      <style:text-properties fo:color="#000000" style:font-name="Times New Roman" fo:font-family="'Times New Roman'" style:font-family-generic="roman" style:font-pitch="variable" fo:font-size="18pt" fo:language="it" fo:country="IT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titolo-paragrafo" style:family="paragraph" style:default-outline-level="1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ection_20_Heading" style:display-name="Section Heading" style:family="paragraph" style:parent-style-name="Numbered_20_Heading_20_1" style:default-outline-level="">
      <style:paragraph-properties fo:margin-left="0mm" fo:margin-right="0mm" fo:text-indent="0mm" style:auto-text-indent="false"/>
    </style:style>
    <style:style style:name="Square_20_List" style:display-name="Squar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ar_20_List" style:display-name="Star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udi-per-la-formazione" style:family="paragraph">
      <style:text-properties fo:color="#000000" style:font-name="Times New Roman" fo:font-family="'Times New Roman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ubtitle" style:family="paragraph" style:parent-style-name="Heading" style:default-outline-level="" style:class="chapter">
      <style:paragraph-properties fo:margin-top="1.06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style="italic" style:font-size-asian="18pt" style:font-style-asian="italic" style:font-name-complex="Liberation Sans2" style:font-family-complex="'Liberation Sans'" style:font-family-generic-complex="system" style:font-pitch-complex="variable"/>
    </style:style>
    <style:style style:name="Tick_20_List" style:display-name="Tick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Title" style:family="paragraph" style:parent-style-name="Heading" style:next-style-name="Subtitle" style:default-outline-level="" style:class="chapter">
      <style:paragraph-properties fo:margin-top="4.23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28pt" fo:font-weight="bold" style:font-size-asian="28pt" style:font-weight-asian="bold" style:font-name-complex="Liberation Sans2" style:font-family-complex="'Liberation Sans'" style:font-family-generic-complex="system" style:font-pitch-complex="variable"/>
    </style:style>
    <style:style style:name="Triangle_20_List" style:display-name="Triangl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Footer" style:family="paragraph" style:parent-style-name="Standard" style:default-outline-level="" style:class="extra"/>
    <style:style style:name="SF-citazione" style:family="paragraph" style:parent-style-name="SF-paragrafo" style:default-outline-level="">
      <style:paragraph-properties fo:margin-left="0mm" fo:margin-right="0mm" fo:margin-top="12.7mm" fo:margin-bottom="12.7mm" style:contextual-spacing="true" fo:text-indent="12.7m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default-outline-level="" style:class="extra">
      <style:text-properties fo:font-size="11pt" style:font-size-asian="11pt"/>
    </style:style>
    <style:style style:name="Table_20_Heading" style:display-name="Table Heading" style:family="paragraph" style:parent-style-name="Table_20_Contents" style:default-outline-level="" style:class="extra"/>
    <style:style style:name="SF-sottotitolo-paragrafo" style:family="paragraph" style:parent-style-name="SF-titolo-paragrafo" style:default-outline-level="2">
      <style:text-properties fo:font-size="12pt" style:font-size-asian="12pt"/>
    </style:style>
    <style:style style:name="SF-sottosottotitolo-paragrafo" style:family="paragraph" style:parent-style-name="SF-sottotitolo-paragrafo" style:default-outline-level="3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anchor_5f_text" style:display-name="Footnote anchor_text" style:family="text">
      <style:text-properties style:text-position="super 58%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space" fo:text-indent="-7.62mm" fo:margin-left="7.62m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family-generic="roman"/>
      </text:list-level-style-bullet>
      <text:list-level-style-bullet text:level="2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'Times New Roman'" style:font-family-generic="roman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Times New Roman'" style:font-family-generic="roman"/>
      </text:list-level-style-bullet>
      <text:list-level-style-bullet text:level="4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Times New Roman'" style:font-family-generic="roman"/>
      </text:list-level-style-bullet>
      <text:list-level-style-bullet text:level="5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Times New Roman'" style:font-family-generic="roman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'Times New Roman'" style:font-family-generic="roman"/>
      </text:list-level-style-bullet>
      <text:list-level-style-bullet text:level="7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'Times New Roman'" style:font-family-generic="roman"/>
      </text:list-level-style-bullet>
      <text:list-level-style-bullet text:level="8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'Times New Roman'" style:font-family-generic="roman"/>
      </text:list-level-style-bullet>
      <text:list-level-style-bullet text:level="9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language="it" fo:country="IT"/>
    </style:style>
    <style:page-layout style:name="Mpm1">
      <style:page-layout-properties fo:page-width="210.01mm" fo:page-height="297mm" style:num-format="1" style:print-orientation="portrait" fo:margin-top="30mm" fo:margin-bottom="12.7mm" fo:margin-left="30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16mm" fo:margin-left="0mm" fo:margin-right="0mm" fo:margin-top="14.99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2286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  <style:master-page style:name="Converted63" style:page-layout-name="Mpm2"/>
    <style:master-page style:name="Converted64" style:page-layout-name="Mpm2"/>
    <style:master-page style:name="Converted65" style:page-layout-name="Mpm2"/>
    <style:master-page style:name="Converted66" style:page-layout-name="Mpm2"/>
    <style:master-page style:name="Converted67" style:page-layout-name="Mpm2"/>
    <style:master-page style:name="Converted68" style:page-layout-name="Mpm2"/>
    <style:master-page style:name="Converted69" style:page-layout-name="Mpm2"/>
    <style:master-page style:name="Converted70" style:page-layout-name="Mpm2"/>
    <style:master-page style:name="Converted71" style:page-layout-name="Mpm2"/>
    <style:master-page style:name="Converted72" style:page-layout-name="Mpm2"/>
    <style:master-page style:name="Converted73" style:page-layout-name="Mpm2"/>
    <style:master-page style:name="Converted74" style:page-layout-name="Mpm2"/>
    <style:master-page style:name="Converted75" style:page-layout-name="Mpm2"/>
    <style:master-page style:name="Converted76" style:page-layout-name="Mpm2"/>
    <style:master-page style:name="Converted77" style:page-layout-name="Mpm2"/>
    <style:master-page style:name="Converted78" style:page-layout-name="Mpm2"/>
    <style:master-page style:name="Converted79" style:page-layout-name="Mpm2"/>
    <style:master-page style:name="Converted80" style:page-layout-name="Mpm2"/>
    <style:master-page style:name="Converted81" style:page-layout-name="Mpm2"/>
    <style:master-page style:name="Converted82" style:page-layout-name="Mpm2"/>
    <style:master-page style:name="Converted83" style:page-layout-name="Mpm2"/>
    <style:master-page style:name="Converted84" style:page-layout-name="Mpm2"/>
    <style:master-page style:name="Converted85" style:page-layout-name="Mpm2"/>
    <style:master-page style:name="Converted86" style:page-layout-name="Mpm2"/>
    <style:master-page style:name="Converted87" style:page-layout-name="Mpm2"/>
    <style:master-page style:name="Converted88" style:page-layout-name="Mpm2"/>
    <style:master-page style:name="Converted89" style:page-layout-name="Mpm2"/>
    <style:master-page style:name="Converted90" style:page-layout-name="Mpm2"/>
    <style:master-page style:name="Converted91" style:page-layout-name="Mpm2"/>
    <style:master-page style:name="Converted92" style:page-layout-name="Mpm2"/>
    <style:master-page style:name="Converted93" style:page-layout-name="Mpm2"/>
    <style:master-page style:name="Converted94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08:28:41.394996695</meta:creation-date>
    <dc:language>it-IT</dc:language>
    <meta:editing-cycles>3</meta:editing-cycles>
    <dc:title>saggio</dc:title>
    <meta:editing-duration>PT2M50S</meta:editing-duration>
    <meta:generator>LibreOffice/4.2.8.2$Linux_x86 LibreOffice_project/420m0$Build-2</meta:generator>
    <dc:date>2016-06-20T22:43:10.795543282</dc:date>
    <meta:document-statistic meta:table-count="0" meta:image-count="0" meta:object-count="0" meta:page-count="1" meta:paragraph-count="12" meta:word-count="39" meta:character-count="223" meta:non-whitespace-character-count="186"/>
    <meta:template xlink:type="simple" xlink:actuate="onRequest" xlink:title="saggio" xlink:href="../../../.config/libreoffice/4/user/template/Presentation%20Backgrounds/saggio1.ott" meta:date="2016-06-20T08:28:40.904017904"/>
  </office:meta>
</office:document-meta>
</file>